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41A700002D269EF85ECE.svm"/>
  <manifest:file-entry manifest:media-type="" manifest:full-path="Pictures/200000070000412800002CA715CC83DB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1.886cm" svg:y="2.831cm" svg:width="16.806cm" svg:height="11.559cm" draw:z-index="0">
        <draw:image xlink:href="Pictures/20000007000041A700002D269EF85ECE.svm" xlink:type="simple" xlink:show="embed" xlink:actuate="onLoad"/>
      </draw:frame>
      <draw:frame draw:style-name="fr1" draw:name="graphics2" text:anchor-type="page" text:anchor-page-number="1" svg:x="1.833cm" svg:y="15.796cm" svg:width="16.679cm" svg:height="11.432cm" draw:z-index="1">
        <draw:image xlink:href="Pictures/200000070000412800002CA715CC83DB.svm" xlink:type="simple" xlink:show="embed" xlink:actuate="onLoad"/>
      </draw:frame>
      <text:p text:style-name="Standard">Pass test for the first bug</text:p>
      <text:p text:style-name="Standard"/>
      <text:p text:style-name="Standard">Pass test for the second bug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 s</meta:initial-creator>
    <meta:creation-date>2018-10-05T15:03:07.21</meta:creation-date>
    <meta:document-statistic meta:table-count="0" meta:image-count="2" meta:object-count="0" meta:page-count="1" meta:paragraph-count="2" meta:word-count="12" meta:character-count="55"/>
    <dc:date>2018-10-05T15:08:32.27</dc:date>
    <dc:creator>sa s</dc:creator>
    <meta:editing-duration>PT5M25S</meta:editing-duration>
    <meta:editing-cycles>1</meta:editing-cycles>
    <meta:generator>OpenOffice/4.1.1$Win32 OpenOffice.org_project/411m6$Build-9775</meta:generator>
  </office:meta>
</office:document-meta>
</file>